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182633"/>
    </style:style>
    <style:style style:name="P3" style:family="paragraph" style:parent-style-name="Standard">
      <style:text-properties fo:font-weight="bold" officeooo:paragraph-rsid="001a5066" style:font-weight-asian="bold" style:font-weight-complex="bold"/>
    </style:style>
    <style:style style:name="P4" style:family="paragraph" style:parent-style-name="Standard">
      <style:text-properties officeooo:paragraph-rsid="001a5066"/>
    </style:style>
    <style:style style:name="T1" style:family="text">
      <style:text-properties officeooo:rsid="00182633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rupal User Guide</text:p>
      <text:p text:style-name="Standard"/>
      <text:p text:style-name="P3">Background and prerequisites: Overview of introductory topics that help to leverage this guide in an efficient manner.</text:p>
      <text:p text:style-name="Standard"/>
      <text:p text:style-name="Standard">i.1. Copyright </text:p>
      <text:p text:style-name="Standard">i.2. Audience and Goal </text:p>
      <text:p text:style-name="Standard">i.3. Organization </text:p>
      <text:p text:style-name="Standard">i.4. Reporting Problems </text:p>
      <text:p text:style-name="Standard">i.5. Conventions of the Guide </text:p>
      <text:p text:style-name="Standard">i.6. Guiding Scenario </text:p>
      <text:p text:style-name="Standard"/>
      <text:p text:style-name="Standard"/>
      <text:p text:style-name="P4"><text:span text:style-name="T2">Chapter 1. Understanding Drupal: Overview of Drupal concepts such as modules, themes, distributions, and types of data.</text:span></text:p>
      <text:p text:style-name="P4"><text:span text:style-name="T2"/></text:p>
      <text:p text:style-name="Standard">1.1. Concept: Drupal as a Content Management System </text:p>
      <text:p text:style-name="Standard">1.2. Concept: Modules </text:p>
      <text:p text:style-name="Standard">1.3. Concept: Themes </text:p>
      <text:p text:style-name="Standard">1.4. Concept: Distributions </text:p>
      <text:p text:style-name="Standard">1.5. Concept: Types of Data </text:p>
      <text:p text:style-name="Standard">1.6. Concept: The Drupal Project </text:p>
      <text:p text:style-name="Standard">1.7. Concept: Drupal Licensing </text:p>
      <text:p text:style-name="Standard"/>
      <text:p text:style-name="Standard"/>
      <text:p text:style-name="P4"><text:span text:style-name="T2">Chapter 2. Planning Your Site: Overview of site planning concepts and details of common site layout tasks. Content entity and structure concepts.</text:span></text:p>
      <text:p text:style-name="P4"><text:span text:style-name="T2"/></text:p>
      <text:p text:style-name="Standard">2.1. Concept: Regions in a Theme </text:p>
      <text:p text:style-name="Standard">2.2. Planning Your Site Layout </text:p>
      <text:p text:style-name="Standard">2.3. Concept: Content Entities and Fields </text:p>
      <text:p text:style-name="Standard">2.4. Concept: Modular Content </text:p>
      <text:p text:style-name="Standard">2.5. Planning your Content Structure </text:p>
      <text:p text:style-name="Standard">2.6. Concept: Editorial Workflow </text:p>
      <text:p text:style-name="Standard">2.7. Concept: User Interface, Configuration, and Content translation </text:p>
      <text:p text:style-name="Standard"/>
      <text:p text:style-name="Standard"/>
      <text:p text:style-name="P3">Chapter 3. Installation: Overview of server requirements and details of common installation tasks.</text:p>
      <text:p text:style-name="P3"/>
      <text:p text:style-name="Standard">3.1. Concept: Server Requirements </text:p>
      <text:p text:style-name="Standard">3.2. Concept: Additional Tools </text:p>
      <text:p text:style-name="Standard">3.3. Concept: Methods for Downloading and Installing the Core Software </text:p>
      <text:p text:style-name="Standard">3.4. Preparing to Install </text:p>
      <text:p text:style-name="Standard">3.5. Using Composer to Download and Update Files </text:p>
      <text:p text:style-name="Standard">3.6. Downloading the Core Software Manually </text:p>
      <text:p text:style-name="Standard">3.7. Running the Interactive Installer </text:p>
      <text:p text:style-name="Standard"/>
      <text:p text:style-name="Standard"/>
      <text:p text:style-name="P4"><text:span text:style-name="T2">Chapter 4. Basic Site Configuration: Overview of basic site configuration concepts. Tasks on module installation, user account settings, and themes.</text:span></text:p>
      <text:p text:style-name="P4"><text:span text:style-name="T2"/></text:p>
      <text:p text:style-name="Standard"><text:soft-page-break/>4.1. Concept: Administrative Overview </text:p>
      <text:p text:style-name="Standard">4.2. Editing Basic Site Information </text:p>
      <text:p text:style-name="Standard">4.3. Installing a Module </text:p>
      <text:p text:style-name="Standard">4.4. Uninstalling Unused Modules </text:p>
      <text:p text:style-name="Standard">4.5. Configuring User Account Settings </text:p>
      <text:p text:style-name="Standard">4.6. Configuring the Theme </text:p>
      <text:p text:style-name="Standard"/>
      <text:p text:style-name="Standard"/>
      <text:p text:style-name="P4"><text:span text:style-name="T2">Chapter 5. Basic Page Management: Overview of page management concepts. Tasks on content items, in-place editing, and menus.</text:span></text:p>
      <text:p text:style-name="P4"><text:span text:style-name="T2"/></text:p>
      <text:p text:style-name="Standard">5.1. Concept: Paths, Aliases, and URLs </text:p>
      <text:p text:style-name="Standard">5.2. Creating a Content Item Fr</text:p>
      <text:p text:style-name="Standard">5.3. Editing a Content Item </text:p>
      <text:p text:style-name="Standard">5.4. Editing with the In-Place Editor </text:p>
      <text:p text:style-name="Standard">5.5. Designating a Front Page for your Site </text:p>
      <text:p text:style-name="Standard">5.6. Concept: Menu </text:p>
      <text:p text:style-name="Standard">5.7. Adding a Page to the Navigation </text:p>
      <text:p text:style-name="Standard">5.8. Changing the Order of Navigation </text:p>
      <text:p text:style-name="Standard"/>
      <text:p text:style-name="Standard"/>
      <text:p text:style-name="P3">Chapter 6. Setting Up Content Structure: Overview of content structure concepts. Tasks on content types, taxonomies, and reference fields.</text:p>
      <text:p text:style-name="P3"/>
      <text:p text:style-name="Standard">6.1. Adding a Content Type </text:p>
      <text:p text:style-name="Standard">6.2. Deleting a Content Type </text:p>
      <text:p text:style-name="Standard">6.3. Adding Basic Fields to a Content Type </text:p>
      <text:p text:style-name="Standard">6.4. Concept: Reference Fields </text:p>
      <text:p text:style-name="Standard">6.5. Concept: Taxonomy </text:p>
      <text:p text:style-name="Standard">6.6. Setting Up a Taxonomy </text:p>
      <text:p text:style-name="Standard">6.7. Adding a Reference Field </text:p>
      <text:p text:style-name="Standard">6.8. Concept: Forms and Widgets </text:p>
      <text:p text:style-name="Standard">6.9. Changing Content Entry Forms </text:p>
      <text:p text:style-name="Standard">16.10. Concept: View Modes and Formatters </text:p>
      <text:p text:style-name="Standard">6.11. Changing Content Display </text:p>
      <text:p text:style-name="Standard">6.12. Concept: Image Styles </text:p>
      <text:p text:style-name="Standard">6.13. Setting Up an Image Style </text:p>
      <text:p text:style-name="Standard">6.14. Concept: Responsive Image Styles </text:p>
      <text:p text:style-name="Standard">6.15. Concept: Text Formats and Editors </text:p>
      <text:p text:style-name="Standard">6.16. Configuring Text Formats and Editors </text:p>
      <text:p text:style-name="Standard"/>
      <text:p text:style-name="Standard"/>
      <text:p text:style-name="Standard"/>
      <text:p text:style-name="P3">Chapter 7. Managing User Accounts: Overview of user account concepts and details of common user account tasks.</text:p>
      <text:p text:style-name="P3"/>
      <text:p text:style-name="Standard">7.1. Concept: Users, Roles, and Permissions </text:p>
      <text:p text:style-name="Standard">7.2. Concept: The User 1 Account </text:p>
      <text:p text:style-name="Standard">7.3. Creating a Role </text:p>
      <text:p text:style-name="Standard">7.4. Creating a User Account </text:p>
      <text:p text:style-name="Standard">7.5. Assigning Permissions to a Role </text:p>
      <text:p text:style-name="Standard">7.6. Changing a User’s Roles </text:p>
      <text:p text:style-name="Standard"><text:soft-page-break/>7.7. Assigning Authors to Content </text:p>
      <text:p text:style-name="Standard"/>
      <text:p text:style-name="Standard"/>
      <text:p text:style-name="P4"><text:span text:style-name="T2">Chapter 8. Blocks: Overview of block concepts and details of common block tasks.</text:span></text:p>
      <text:p text:style-name="P4"><text:span text:style-name="T2"/></text:p>
      <text:p text:style-name="Standard">8.1. Concept: Blocks </text:p>
      <text:p text:style-name="Standard">8.2. Creating A Custom Block </text:p>
      <text:p text:style-name="Standard">8.3. Placing a Block in a Region </text:p>
      <text:p text:style-name="Standard"/>
      <text:p text:style-name="Standard"/>
      <text:p text:style-name="P3">Chapter 9. Creating Listings with Views: Overview of view concepts and details of common view tasks.</text:p>
      <text:p text:style-name="P3"/>
      <text:p text:style-name="Standard">9.1. Concept: Uses of Views </text:p>
      <text:p text:style-name="Standard">9.2. Concept: The Parts of a View </text:p>
      <text:p text:style-name="Standard">9.3. Creating a Content List View </text:p>
      <text:p text:style-name="Standard">9.4. Duplicating a View </text:p>
      <text:p text:style-name="Standard">9.5. Adding a Block Display to a View </text:p>
      <text:p text:style-name="Standard"/>
      <text:p text:style-name="P3">Chapter 10. Making Your Site Multilingual: Overview of multilingual site concepts and details of tasks needed to make a site multilingual.</text:p>
      <text:p text:style-name="P3"/>
      <text:p text:style-name="Standard">10.1. Adding a Language </text:p>
      <text:p text:style-name="Standard">10.2. Configuring Content Translation </text:p>
      <text:p text:style-name="Standard">10.3. Translating Content </text:p>
      <text:p text:style-name="Standard">10.4. Translating Configuration </text:p>
      <text:p text:style-name="Standard"/>
      <text:p text:style-name="P3">Chapter 11. Extending and Customizing Your Site: Overview of site customization and development. Tasks on downloading modules and themes.</text:p>
      <text:p text:style-name="P3"/>
      <text:p text:style-name="Standard">11.1. Finding Modules </text:p>
      <text:p text:style-name="Standard">11.2. Enabling and Disabling Maintenance Mode </text:p>
      <text:p text:style-name="Standard">11.3. Downloading and Installing a Module from Drupal.org </text:p>
      <text:p text:style-name="Standard">11.4. Finding Themes </text:p>
      <text:p text:style-name="Standard">11.5. Downloading and Installing a Theme from Drupal.org </text:p>
      <text:p text:style-name="Standard">11.6. Manually Downloading Module or Theme Files </text:p>
      <text:p text:style-name="Standard">11.7. Concept: Development Sites </text:p>
      <text:p text:style-name="Standard">11.8. Making a Development Site </text:p>
      <text:p text:style-name="Standard">11.9. Deploying New Site Features </text:p>
      <text:p text:style-name="Standard">11.10. Synchronizing Configuration Versions </text:p>
      <text:p text:style-name="P2">11.11. Managing File and Configuration Revisions with Git </text:p>
      <text:p text:style-name="P2"/>
      <text:p text:style-name="P2"/>
      <text:p text:style-name="P3">Chapter 12. Preventing and Fixing Problems: Overview of cache, data backup, and log concepts. Task on clearing the cache.</text:p>
      <text:p text:style-name="P3"/>
      <text:p text:style-name="Standard">12.1. Concept: Cache </text:p>
      <text:p text:style-name="Standard">12.2. Clearing the Cache </text:p>
      <text:p text:style-name="Standard">12.3. Concept: Data Backups </text:p>
      <text:p text:style-name="Standard">12.4. Concept: Log </text:p>
      <text:p text:style-name="Standard">12.5. Concept: Status Report </text:p>
      <text:p text:style-name="Standard"/>
      <text:p text:style-name="Standard"><text:soft-page-break/></text:p>
      <text:p text:style-name="P3">Chapter 13. Security and Maintenance: Overview of security and maintenance concepts. Tasks on updating the core software, modules, and themes.</text:p>
      <text:p text:style-name="P3"/>
      <text:p text:style-name="Standard">13.1. Concept: Cron </text:p>
      <text:p text:style-name="Standard">13.2. Configuring Cron Maintenance Tasks </text:p>
      <text:p text:style-name="Standard">13.3. Concept: Security and Regular Updates </text:p>
      <text:p text:style-name="Standard">13.4. Keeping Track of Updates </text:p>
      <text:p text:style-name="Standard">13.5. Updating the Core Software </text:p>
      <text:p text:style-name="Standard">13.6. Updating a Module </text:p>
      <text:p text:style-name="Standard">13.7. Updating a Theme </text:p>
      <text:p text:style-name="Standard"/>
      <text:p text:style-name="Standard"/>
      <text:p text:style-name="Standard"/>
      <text:p text:style-name="P3">Chapter 14. Final Thought<text:span text:style-name="T1">s: Overview of the Drupal community and how to connect with other users.</text:span></text:p>
      <text:p text:style-name="P3"/>
      <text:p text:style-name="Standard">14.1. Connecting with the Community </text:p>
      <text:p text:style-name="Standard">14.2. Getting Support </text:p>
      <text:p text:style-name="Standard">14.3. Learning More 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8T18:20:05.425009089</meta:creation-date>
    <dc:date>2022-01-18T18:44:16.249251252</dc:date>
    <meta:editing-duration>PT11M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4" meta:paragraph-count="118" meta:word-count="772" meta:character-count="5209" meta:non-whitespace-character-count="4454"/>
  </office:meta>
</office:document-meta>
</file>